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8E30000374C0ED52A0F.svm"/>
  <manifest:file-entry manifest:media-type="" manifest:full-path="Pictures/200000070000424100002D46C6AC1D31.svm"/>
  <manifest:file-entry manifest:media-type="" manifest:full-path="Pictures/20000007000058E30000374CB21653F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0854in" style:rel-column-width="1563*"/>
    </style:style>
    <style:style style:name="Table1.B" style:family="table-column">
      <style:table-column-properties style:column-width="2.2826in" style:rel-column-width="3287*"/>
    </style:style>
    <style:style style:name="Table1.C" style:family="table-column">
      <style:table-column-properties style:column-width="1.5021in" style:rel-column-width="2163*"/>
    </style:style>
    <style:style style:name="Table1.D" style:family="table-column">
      <style:table-column-properties style:column-width="2.0569in" style:rel-column-width="296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end"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list-style-name="L1">
      <style:paragraph-properties fo:text-align="justify" style:justify-single-word="false"/>
      <style:text-properties fo:font-weight="normal" style:font-weight-asian="normal" style:font-weight-complex="normal"/>
    </style:style>
    <style:style style:name="P6" style:family="paragraph" style:parent-style-name="Standard" style:list-style-name="L2">
      <style:paragraph-properties fo:text-align="justify" style:justify-single-word="false"/>
      <style:text-properties fo:font-weight="normal" style:font-weight-asian="normal" style:font-weight-complex="normal"/>
    </style:style>
    <style:style style:name="P7" style:family="paragraph" style:parent-style-name="Standard" style:list-style-name="L3">
      <style:paragraph-properties fo:text-align="justify" style:justify-single-word="false"/>
      <style:text-properties fo:font-weight="normal" style:font-weight-asian="normal" style:font-weight-complex="normal"/>
    </style:style>
    <style:style style:name="P8" style:family="paragraph" style:parent-style-name="Standard" style:list-style-name="L4">
      <style:paragraph-properties fo:text-align="justify" style:justify-single-word="false"/>
      <style:text-properties fo:font-weight="normal" style:font-weight-asian="normal" style:font-weight-complex="normal"/>
    </style:style>
    <style:style style:name="P9" style:family="paragraph" style:parent-style-name="Standard" style:list-style-name="L5">
      <style:paragraph-properties fo:text-align="justify" style:justify-single-word="false"/>
      <style:text-properties fo:font-weight="normal" style:font-weight-asian="normal" style:font-weight-complex="normal"/>
    </style:style>
    <style:style style:name="P10" style:family="paragraph" style:parent-style-name="Standard" style:list-style-name="L6">
      <style:paragraph-properties fo:text-align="justify" style:justify-single-word="false"/>
      <style:text-properties fo:font-weight="normal" style:font-weight-asian="normal" style:font-weight-complex="normal"/>
    </style:style>
    <style:style style:name="P11" style:family="paragraph" style:parent-style-name="Standard" style:list-style-name="L7">
      <style:paragraph-properties fo:text-align="justify" style:justify-single-word="false"/>
      <style:text-properties fo:font-weight="normal" style:font-weight-asian="normal" style:font-weight-complex="normal"/>
    </style:style>
    <style:style style:name="P12" style:family="paragraph" style:parent-style-name="Standard" style:list-style-name="L8">
      <style:paragraph-properties fo:text-align="justify" style:justify-single-word="false"/>
      <style:text-properties fo:font-weight="normal" style:font-weight-asian="normal" style:font-weight-complex="normal"/>
    </style:style>
    <style:style style:name="P13" style:family="paragraph" style:parent-style-name="Standard" style:list-style-name="L9">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list-style-name="L10">
      <style:paragraph-properties fo:text-align="justify" style:justify-single-word="false"/>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DESCRIPTION</text:p>
      <text:p text:style-name="P2"/>
      <text:p text:style-name="P2"><text:tab/>The goal of this application is to create a functional and elegant two-dimensional map editor. <text:s/>This project is essentially re-writing a previous project already done three years ago, with improvements across the board in terms of functionality and ease of usage. <text:s/>Three years ago, Nuradin created a similar map editor in C using a graphical library called Simple DirectMedia Layer (or SDL.) <text:s/>Using the same images and some re-imagining, a new and improved map editor is created in Java.</text:p>
      <text:p text:style-name="P2"><draw:frame draw:style-name="fr1" draw:name="graphics2" text:anchor-type="paragraph" svg:x="0.7984in" svg:y="0.2181in" svg:width="5.3283in" svg:height="3.2929in" draw:z-index="1"><draw:image xlink:href="Pictures/200000070000424100002D46C6AC1D31.svm" xlink:type="simple" xlink:show="embed" xlink:actuate="onLoad"/></draw:frame></text:p>
      <text:p text:style-name="P3">Figure 1 – the original map editor written in C.</text:p>
      <text:p text:style-name="P3"/>
      <text:p text:style-name="P2"><text:tab/>The map editor has a few basic states while running. <text:s/>The first is the loading state – images are loaded from the file system, divided into sub-images and then stored in memory as an array of m different tile types and n different images that represent different stances a player may take. <text:s/>The map data must also be loaded into memory so that images can be placed at certain points. <text:s/>Using the same strategy as loading the images, data is taken from a different directory of the file system and placed into memory as a two-dimensional array of objects of type Tile. <text:s/>Once this is completed, the program uses this stored data to place the images neatly into an eyepopping world with flora, fauna, miscellaneous ground objects and even beaches. <text:s/>However, only a certain subsection of the map is viewable at any point in time and additional parts of the map are revealed to the player once they walk close enough. <text:s/>This is done by offsetting the top-left tile's position depending on how far the player walks away from the start point. <text:s/>Finally, the program enters an infinite loop of rendering the current scene and will continue to do so without changing the state of tiles, the map or the player until the player presses a key associated with an action.</text:p>
      <text:p text:style-name="P2"/>
      <text:p text:style-name="P2"><text:tab/>The second state is called the observer state, where the player may walk around freely and look around. <text:s/>They may climb up stairs, rummage through bush or visit a tombstone nearby. <text:s/>However, they are restricted from walking through walls (as certain tile types are “clipped”, disallowing movement through them), changing tiles underneath them and seeing debugging information. <text:s/>The next state allows the player to do all of that, fulfilling the goal of creating a simple graphical map editor.</text:p>
      <text:p text:style-name="P3"><draw:frame draw:style-name="fr1" draw:name="graphics1" text:anchor-type="paragraph" svg:x="0in" svg:y="0.1472in" svg:width="6.9252in" svg:height="4.3075in" draw:z-index="0"><draw:image xlink:href="Pictures/20000007000058E30000374CB21653FA.svm" xlink:type="simple" xlink:show="embed" xlink:actuate="onLoad"/></draw:frame><text:soft-page-break/>Figure 2 – the “Observer” state.</text:p>
      <text:p text:style-name="P2"><text:tab/></text:p>
      <text:p text:style-name="P2"><text:tab/>This last state is called the editing state and is toggled on or off whenever the player presses the C key. <text:s/>A small box in the corner informs the player of relevant and useful data like the current framerate, properties of the tile currently being stood on and current coordinates. <text:s/>Commands are shown at the bottom of the screen, such as cloning the previous tile or changing the current tile height. <text:s/>A list of commands are given below:</text:p>
      <text:p text:style-name="P2"/>
      <text:p text:style-name="P2"><text:tab/>W and S<text:tab/>-<text:tab/>Changes the height of the current tile.</text:p>
      <text:p text:style-name="P2"><text:tab/>A and D<text:tab/>-<text:tab/>Changes the type of the current tile.</text:p>
      <text:p text:style-name="P2"><text:tab/>X<text:tab/><text:tab/>-<text:tab/>Toggle debugging mode.</text:p>
      <text:p text:style-name="P2"><text:tab/>C<text:tab/><text:tab/>-<text:tab/>Toggle editing mode (and clipping.)</text:p>
      <text:p text:style-name="P2"><text:tab/>V<text:tab/><text:tab/>-<text:tab/>Clone previous tile onto the current tile.</text:p>
      <text:p text:style-name="P2"/>
      <text:p text:style-name="P2"><text:tab/>The functionality described by the aforementioned commands allow the building of a simple yet powerful map editor. <text:s/>Descriptions of how each command works are below.</text:p>
      <text:p text:style-name="P2"/>
      <text:p text:style-name="P2"><text:tab/>Changing the height of the current tile:</text:p>
      <text:list xml:id="list2972651888283407208" text:style-name="L1">
        <text:list-item>
          <text:p text:style-name="P5">If clipping is disabled and the editing mode is active, map.getMapData()[x][y] is used to focus on the tile at (x, y), where (x, y) are the current coordinates of the player. <text:s/>Afterwards, Tile.changeTileHeight(Boolean increase) is used to either increment the tile height if increase is TRUE, or decrement the tile height if increase is FALSE.</text:p>
        </text:list-item>
      </text:list>
      <text:p text:style-name="P2"/>
      <text:p text:style-name="P2"><text:tab/>Changing the type of the current tile:</text:p>
      <text:list xml:id="list31696848" text:continue-numbering="true" text:style-name="L1">
        <text:list-item>
          <text:p text:style-name="P5">If clipping is disabled and the editing mode is active, map.getMapData()[x][y] is used to <text:soft-page-break/>focus on the tile at (x, y), where (x, y) are the current coordinates of the player. <text:s/>Afterwards, Tile.changeTileType(Boolean increase) is used to either increment the tile type if increase is TRUE, or decrement the tile type if increase is FALSE.</text:p>
        </text:list-item>
      </text:list>
      <text:p text:style-name="P2"/>
      <text:p text:style-name="P2"><text:tab/>Toggling editing mode:</text:p>
      <text:list xml:id="list3341139806403317237" text:style-name="L2">
        <text:list-item>
          <text:p text:style-name="P6">If clipping is disabled and the editing mode is active, map.switchClipping() is used to change clipping status to true if previously false, or false if previously true. <text:s/>If clipping is off, the editing mode is active. <text:s/>This mode allows players to freely edit the scene as they wish.</text:p>
        </text:list-item>
      </text:list>
      <text:p text:style-name="P2"/>
      <text:p text:style-name="P2"><text:tab/>Toggling debugging mode:</text:p>
      <text:list xml:id="list3524273233234788363" text:style-name="L3">
        <text:list-item>
          <text:p text:style-name="P7">map.switchDebug() is used to change debugging status to true if previously false, or false if previously true – but ONLY if clipping is disabled and the editing mode is active. <text:s/>This mode forces tiles to print out their types at the center of their position.</text:p>
        </text:list-item>
      </text:list>
      <text:p text:style-name="P2"/>
      <text:p text:style-name="P2"><text:tab/>Cloning previous tile onto current tile:</text:p>
      <text:list xml:id="list5535829650367238295" text:style-name="L4">
        <text:list-item>
          <text:p text:style-name="P8">map.getMapData()[x][y] is used to focus on the tile at (x, y), where (x, y) are the current coordinates of the player. <text:s/>Afterwards, Tile.cloneTile(Entity e, Map m) is used to clone the tile at Entity e's previous location onto the current tile.</text:p>
        </text:list-item>
      </text:list>
      <text:p text:style-name="P2"/>
      <text:p text:style-name="P2"><text:tab/>As is seen in Figure 3, these simple commands make for a pretty powerful map editor.</text:p>
      <text:p text:style-name="P3"><draw:frame draw:style-name="fr1" draw:name="graphics3" text:anchor-type="paragraph" svg:x="0in" svg:y="0.1047in" svg:width="6.9252in" svg:height="4.3075in" draw:z-index="2"><draw:image xlink:href="Pictures/20000007000058E30000374C0ED52A0F.svm" xlink:type="simple" xlink:show="embed" xlink:actuate="onLoad"/></draw:frame>Figure 3 – the “Editor” state, with tile debugging enabled.</text:p>
      <text:p text:style-name="P2"/>
      <text:p text:style-name="P2"/>
      <text:p text:style-name="P2"/>
      <text:p text:style-name="P1"><text:soft-page-break/>FUNCTIONAL REQUIREMENTS</text:p>
      <text:p text:style-name="P2"/>
      <text:p text:style-name="P2"><text:tab/>Two use cases will be described from the attached UML use case diagram.</text:p>
      <text:p text:style-name="P2"/>
      <text:p text:style-name="P2"><text:tab/>Rendering Loop</text:p>
      <text:list xml:id="list209382931375276524" text:style-name="L5">
        <text:list-item>
          <text:p text:style-name="P9">Participating actors: “Player”</text:p>
        </text:list-item>
        <text:list-item>
          <text:p text:style-name="P9">Entry conditions: Initialization of the program must be complete. <text:s/>This use case repeats every time one frame passes – roughly 1/60<text:span text:style-name="T2">th</text:span> of a second.</text:p>
        </text:list-item>
        <text:list-item>
          <text:p text:style-name="P9">Flow of events:</text:p>
        </text:list-item>
      </text:list>
      <text:list xml:id="list194321044838290385" text:style-name="L6">
        <text:list-item>
          <text:list>
            <text:list-item>
              <text:p text:style-name="P10">Using the Java standard graphics library, do use case “Redraw Map and Player”.</text:p>
            </text:list-item>
            <text:list-item>
              <text:p text:style-name="P10">If clipping is disabled, do use case “Gather Map Information”.</text:p>
            </text:list-item>
            <text:list-item>
              <text:p text:style-name="P10">If step 2 was done, do use case “Redraw Information Log”.</text:p>
            </text:list-item>
            <text:list-item>
              <text:p text:style-name="P10">If step 2 was done and debugging mode is active, do use case “Redraw Tile Debugging Information”.</text:p>
            </text:list-item>
          </text:list>
        </text:list-item>
      </text:list>
      <text:list xml:id="list7370618951339775887" text:style-name="L7">
        <text:list-item>
          <text:p text:style-name="P11">Exit conditions: All tasks for this frame are complete and at least 16.67 milliseconds have passed since the beginning of the frame.</text:p>
        </text:list-item>
        <text:list-item>
          <text:p text:style-name="P11">Special requirements: None.</text:p>
        </text:list-item>
      </text:list>
      <text:p text:style-name="P2"/>
      <text:p text:style-name="P2"><text:tab/>Close Window Request</text:p>
      <text:list xml:id="list5881815849097681" text:style-name="L8">
        <text:list-item>
          <text:p text:style-name="P12">Participating actors: “Player”</text:p>
        </text:list-item>
        <text:list-item>
          <text:p text:style-name="P12">Entry conditions: The player hits the Jframe's close button.</text:p>
        </text:list-item>
        <text:list-item>
          <text:p text:style-name="P12">Flow of events:</text:p>
        </text:list-item>
      </text:list>
      <text:list xml:id="list7201322233694571356" text:style-name="L9">
        <text:list-item>
          <text:p text:style-name="P13">Do use case “Save Map Data”.</text:p>
        </text:list-item>
        <text:list-item>
          <text:p text:style-name="P13">Do use case “Close Window”. <text:s/>(This involves calling dispose() on the Jframe, exiting out of the infinite rendering loop and then terminating the program.)</text:p>
        </text:list-item>
      </text:list>
      <text:list xml:id="list2444768510306641871" text:style-name="L10">
        <text:list-item>
          <text:p text:style-name="P16"><text:span text:style-name="T1">Exit conditions: The player has chosen to click on the close button.</text:span></text:p>
        </text:list-item>
        <text:list-item>
          <text:p text:style-name="P16"><text:span text:style-name="T1">Special requirements: None.</text:span></text:p>
        </text:list-item>
      </text:list>
      <text:p text:style-name="P15"><text:span text:style-name="T1"/></text:p>
      <text:p text:style-name="P1"/>
      <text:p text:style-name="P1">DESIGN</text:p>
      <text:p text:style-name="P14"/>
      <text:p text:style-name="P2"><text:tab/>The design chosen for this project is the strategy (or behavioural) pattern. <text:s/>This pattern involves having a class control the flow of execution for the rest of the classes in the program. <text:s/>The reason why this design pattern was chosen is because, by nature, map editors are event-driven programs. <text:s/>This program simply has to keep up the infinite rendering loop and do nothing else as long as a key press event has not happened. <text:s/>By making the class KeyInput the controller, the strategy pattern is implemented nicely.</text:p>
      <text:p text:style-name="P2"/>
      <text:p text:style-name="P2"><text:tab/>As is seen in the UML class diagram attached, the KeyInput class contains both an instance of Entity and an instance of Map. <text:s/>It then passes instructions to those classes (of which only that single instance exist in the entire program) using their own class methods. <text:s/>When a key press is detected by the class, it uses a switch statement to sift through relevant key values. <text:s/>When a key value that has a method attached to it is pressed, the switch statement directs the flow of execution to the correct method. <text:s/>Thus, the design strategy is implemented.</text:p>
      <text:p text:style-name="P2"/>
      <text:p text:style-name="P2"><text:tab/>It is interesting to note that InfoLog can also be considered a (smaller-scale) controller as it uses Entity and Map methods and contains a reference to the instance of both of those classes inside its definition.</text:p>
      <text:p text:style-name="P1"><text:soft-page-break/>TEST CASES</text:p>
      <text:p text:style-name="P1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Test case ID</text:p>
          </table:table-cell>
          <table:table-cell table:style-name="Table1.A1" office:value-type="string">
            <text:p text:style-name="P19">Test case description</text:p>
          </table:table-cell>
          <table:table-cell table:style-name="Table1.A1" office:value-type="string">
            <text:p text:style-name="P19">White or black box?</text:p>
          </table:table-cell>
          <table:table-cell table:style-name="Table1.D1" office:value-type="string">
            <text:p text:style-name="P19">Method name</text:p>
          </table:table-cell>
        </table:table-row>
        <table:table-row>
          <table:table-cell table:style-name="Table1.A2" office:value-type="float" office:value="1">
            <text:p text:style-name="P20">1</text:p>
          </table:table-cell>
          <table:table-cell table:style-name="Table1.B2" office:value-type="string">
            <text:p text:style-name="P21">Tests decrementing the variable <text:s/>facingDirection.</text:p>
          </table:table-cell>
          <table:table-cell table:style-name="Table1.B2" office:value-type="string">
            <text:p text:style-name="P20">Black</text:p>
          </table:table-cell>
          <table:table-cell table:style-name="Table1.D2" office:value-type="string">
            <text:p text:style-name="P20">testGetFacingDirection()</text:p>
          </table:table-cell>
        </table:table-row>
        <table:table-row>
          <table:table-cell table:style-name="Table1.A2" office:value-type="float" office:value="2">
            <text:p text:style-name="P20">2</text:p>
          </table:table-cell>
          <table:table-cell table:style-name="Table1.B2" office:value-type="string">
            <text:p text:style-name="P21">Tests incrementing the variable facingDirection.</text:p>
          </table:table-cell>
          <table:table-cell table:style-name="Table1.B2" office:value-type="string">
            <text:p text:style-name="P20">Black</text:p>
          </table:table-cell>
          <table:table-cell table:style-name="Table1.D2" office:value-type="string">
            <text:p text:style-name="P20">testGetFacingDirection()</text:p>
          </table:table-cell>
        </table:table-row>
        <table:table-row>
          <table:table-cell table:style-name="Table1.A2" office:value-type="float" office:value="3">
            <text:p text:style-name="P20">3</text:p>
          </table:table-cell>
          <table:table-cell table:style-name="Table1.B2" office:value-type="string">
            <text:p text:style-name="P21">Tests moving the entity in a complete circle, ending up in the same location.</text:p>
          </table:table-cell>
          <table:table-cell table:style-name="Table1.B2" office:value-type="string">
            <text:p text:style-name="P20">Glass </text:p>
            <text:p text:style-name="P20">(as direction values mapped to the integer are unknown from the specification)</text:p>
          </table:table-cell>
          <table:table-cell table:style-name="Table1.D2" office:value-type="string">
            <text:p text:style-name="P20">testMoveEntity()</text:p>
          </table:table-cell>
        </table:table-row>
        <table:table-row>
          <table:table-cell table:style-name="Table1.A2" office:value-type="float" office:value="4">
            <text:p text:style-name="P20">4</text:p>
          </table:table-cell>
          <table:table-cell table:style-name="Table1.B2" office:value-type="string">
            <text:p text:style-name="P21">Tests incrementing the movement cooldown.</text:p>
          </table:table-cell>
          <table:table-cell table:style-name="Table1.B2" office:value-type="string">
            <text:p text:style-name="P20">Black</text:p>
          </table:table-cell>
          <table:table-cell table:style-name="Table1.D2" office:value-type="string">
            <text:p text:style-name="P20">testIncMovementCooldown()</text:p>
          </table:table-cell>
        </table:table-row>
        <table:table-row>
          <table:table-cell table:style-name="Table1.A2" office:value-type="float" office:value="5">
            <text:p text:style-name="P20">5</text:p>
          </table:table-cell>
          <table:table-cell table:style-name="Table1.B2" office:value-type="string">
            <text:p text:style-name="P21">Tests disabling the movement boolean variable.</text:p>
          </table:table-cell>
          <table:table-cell table:style-name="Table1.B2" office:value-type="string">
            <text:p text:style-name="P20">Black</text:p>
          </table:table-cell>
          <table:table-cell table:style-name="Table1.D2" office:value-type="string">
            <text:p text:style-name="P20">testIsMoving()</text:p>
          </table:table-cell>
        </table:table-row>
        <table:table-row>
          <table:table-cell table:style-name="Table1.A2" office:value-type="float" office:value="6">
            <text:p text:style-name="P20">6</text:p>
          </table:table-cell>
          <table:table-cell table:style-name="Table1.B2" office:value-type="string">
            <text:p text:style-name="P21">Tests enabling the movement boolean variable.</text:p>
          </table:table-cell>
          <table:table-cell table:style-name="Table1.B2" office:value-type="string">
            <text:p text:style-name="P20">Black</text:p>
          </table:table-cell>
          <table:table-cell table:style-name="Table1.D2" office:value-type="string">
            <text:p text:style-name="P20">testIsMoving()</text:p>
          </table:table-cell>
        </table:table-row>
        <table:table-row>
          <table:table-cell table:style-name="Table1.A2" office:value-type="float" office:value="7">
            <text:p text:style-name="P20">7</text:p>
          </table:table-cell>
          <table:table-cell table:style-name="Table1.B2" office:value-type="string">
            <text:p text:style-name="P21">Tests decrementing the tile type integer.</text:p>
          </table:table-cell>
          <table:table-cell table:style-name="Table1.B2" office:value-type="string">
            <text:p text:style-name="P20">Black</text:p>
          </table:table-cell>
          <table:table-cell table:style-name="Table1.D2" office:value-type="string">
            <text:p text:style-name="P20">testChangeTileType()</text:p>
          </table:table-cell>
        </table:table-row>
        <table:table-row>
          <table:table-cell table:style-name="Table1.A2" office:value-type="float" office:value="8">
            <text:p text:style-name="P20">8</text:p>
          </table:table-cell>
          <table:table-cell table:style-name="Table1.B2" office:value-type="string">
            <text:p text:style-name="P21">Tests incrementing the tile type integer (past the upper bound of 46.)</text:p>
          </table:table-cell>
          <table:table-cell table:style-name="Table1.B2" office:value-type="string">
            <text:p text:style-name="P20">Glass (as the minimum and maximum values are unknown without looking at the source)</text:p>
          </table:table-cell>
          <table:table-cell table:style-name="Table1.D2" office:value-type="string">
            <text:p text:style-name="P20">testChangeTileType()</text:p>
          </table:table-cell>
        </table:table-row>
        <table:table-row>
          <table:table-cell table:style-name="Table1.A2" office:value-type="float" office:value="9">
            <text:p text:style-name="P20">9</text:p>
          </table:table-cell>
          <table:table-cell table:style-name="Table1.B2" office:value-type="string">
            <text:p text:style-name="P21">Tests decrementing the tile type 100 times (past the lower bound of 0.)</text:p>
          </table:table-cell>
          <table:table-cell table:style-name="Table1.B2" office:value-type="string">
            <text:p text:style-name="P20">Glass</text:p>
            <text:p text:style-name="P20">(as the minimum and maximum values are unknown without looking at the source)</text:p>
          </table:table-cell>
          <table:table-cell table:style-name="Table1.D2" office:value-type="string">
            <text:p text:style-name="P20">testChangeTileType()</text:p>
          </table:table-cell>
        </table:table-row>
        <table:table-row>
          <table:table-cell table:style-name="Table1.B2" office:value-type="string">
            <text:p text:style-name="P20">10 to 12</text:p>
          </table:table-cell>
          <table:table-cell table:style-name="Table1.B2" office:value-type="string">
            <text:p text:style-name="P21">The previous three tests are repeated for testChangeTileHeight()</text:p>
          </table:table-cell>
          <table:table-cell table:style-name="Table1.B2" office:value-type="string">
            <text:p text:style-name="P20">Same as the previous three.</text:p>
          </table:table-cell>
          <table:table-cell table:style-name="Table1.D2" office:value-type="string">
            <text:p text:style-name="P20">testChangeTileHeight()</text:p>
          </table:table-cell>
        </table:table-row>
        <table:table-row>
          <table:table-cell table:style-name="Table1.A2" office:value-type="float" office:value="13">
            <text:p text:style-name="P20">13</text:p>
          </table:table-cell>
          <table:table-cell table:style-name="Table1.B2" office:value-type="string">
            <text:p text:style-name="P21">Tests retrieving the tile height.</text:p>
          </table:table-cell>
          <table:table-cell table:style-name="Table1.B2" office:value-type="string">
            <text:p text:style-name="P20">Black</text:p>
          </table:table-cell>
          <table:table-cell table:style-name="Table1.D2" office:value-type="string">
            <text:p text:style-name="P20">testGetTileType()</text:p>
          </table:table-cell>
        </table:table-row>
        <table:table-row>
          <table:table-cell table:style-name="Table1.A2" office:value-type="float" office:value="14">
            <text:p text:style-name="P20">14</text:p>
          </table:table-cell>
          <table:table-cell table:style-name="Table1.B2" office:value-type="string">
            <text:p text:style-name="P21">Tests retrieving the tile type.</text:p>
          </table:table-cell>
          <table:table-cell table:style-name="Table1.B2" office:value-type="string">
            <text:p text:style-name="P20">Black</text:p>
          </table:table-cell>
          <table:table-cell table:style-name="Table1.D2" office:value-type="string">
            <text:p text:style-name="P20">testGetTileHeight()</text:p>
          </table:table-cell>
        </table:table-row>
        <table:table-row>
          <table:table-cell table:style-name="Table1.A2" office:value-type="float" office:value="15">
            <text:p text:style-name="P20">15</text:p>
          </table:table-cell>
          <table:table-cell table:style-name="Table1.B2" office:value-type="string">
            <text:p text:style-name="P21">Tests cloning a tile onto a new location. <text:s/>(Also tests if clipping is disabled as a coincidence.)</text:p>
          </table:table-cell>
          <table:table-cell table:style-name="Table1.B2" office:value-type="string">
            <text:p text:style-name="P20">Glass (as clipping <text:s/>changes are unknown without <text:s/>the source)</text:p>
          </table:table-cell>
          <table:table-cell table:style-name="Table1.D2" office:value-type="string">
            <text:p text:style-name="P20">testCloneTile()</text:p>
          </table:table-cell>
        </table:table-row>
      </table:table>
      <text:p text:style-name="P1"><text:soft-page-break/>REFERENCES USED</text:p>
      <text:p text:style-name="P14"/>
      <text:p text:style-name="P14">COE528 Project Outline: <text:a xlink:type="simple" xlink:href="https://courses.ryerson.ca/d2l/le/content/72899/viewContent/1250786/View" text:style-name="Internet_20_link" text:visited-style-name="Visited_20_Internet_20_Link">https://courses.ryerson.ca/d2l/le/content/72899/viewContent/1250786/View</text:a></text:p>
      <text:p text:style-name="P14">COE528 Course Notes: <text:a xlink:type="simple" xlink:href="https://courses.ryerson.ca/d2l/le/content/72899/" text:style-name="Internet_20_link" text:visited-style-name="Visited_20_Internet_20_Link">https://courses.ryerson.ca/d2l/le/content/72899/</text:a></text:p>
      <text:p text:style-name="P14">Modeling.with.UML.pdf <text:a xlink:type="simple" xlink:href="https://courses.ryerson.ca/d2l/le/content/72899/viewContent/1235125/View" text:style-name="Internet_20_link" text:visited-style-name="Visited_20_Internet_20_Link">https://courses.ryerson.ca/d2l/le/content/72899/viewContent/1235125/View</text:a></text:p>
      <text:p text:style-name="P14">Simple DirectMedia Layer: <text:a xlink:type="simple" xlink:href="https://www.libsdl.org/" text:style-name="Internet_20_link" text:visited-style-name="Visited_20_Internet_20_Link">https://www.libsdl.org</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9T09:41:50.01</meta:creation-date>
    <dc:date>2016-11-29T11:53:13.65</dc:date>
    <meta:editing-duration>PT24M44S</meta:editing-duration>
    <meta:editing-cycles>11</meta:editing-cycles>
    <meta:generator>OpenOffice/4.1.2$Win32 OpenOffice.org_project/412m3$Build-9782</meta:generator>
    <meta:document-statistic meta:table-count="1" meta:image-count="3" meta:object-count="0" meta:page-count="6" meta:paragraph-count="114" meta:word-count="1494" meta:character-count="9169"/>
  </office:meta>
</office:document-meta>
</file>